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8d8da" officeooo:paragraph-rsid="0008d8da"/>
    </style:style>
    <style:style style:name="P2" style:family="paragraph" style:parent-style-name="Standard">
      <style:paragraph-properties fo:text-align="start" style:justify-single-word="false"/>
      <style:text-properties officeooo:rsid="0008d8da" officeooo:paragraph-rsid="0008d8da"/>
    </style:style>
    <style:style style:name="P3" style:family="paragraph" style:parent-style-name="Heading_20_1">
      <style:text-properties officeooo:rsid="0008d8da" officeooo:paragraph-rsid="0008d8da"/>
    </style:style>
    <style:style style:name="P4" style:family="paragraph" style:parent-style-name="Text_20_body" style:list-style-name="L1">
      <style:text-properties officeooo:paragraph-rsid="000a5d01"/>
    </style:style>
    <style:style style:name="P5" style:family="paragraph" style:parent-style-name="Text_20_body" style:list-style-name="L1">
      <style:text-properties officeooo:rsid="000a5d01" officeooo:paragraph-rsid="000a5d01"/>
    </style:style>
    <style:style style:name="P6" style:family="paragraph" style:parent-style-name="Text_20_body" style:list-style-name="L1">
      <style:text-properties officeooo:rsid="000ce56e" officeooo:paragraph-rsid="000ce56e"/>
    </style:style>
    <style:style style:name="P7" style:family="paragraph" style:parent-style-name="Text_20_body" style:list-style-name="L1">
      <style:text-properties officeooo:rsid="000c8341" officeooo:paragraph-rsid="000c8341"/>
    </style:style>
    <style:style style:name="T1" style:family="text">
      <style:text-properties officeooo:rsid="000a5d01"/>
    </style:style>
    <style:style style:name="T2" style:family="text">
      <style:text-properties officeooo:rsid="000c8341"/>
    </style:style>
    <style:style style:name="T3" style:family="text">
      <style:text-properties officeooo:rsid="000ce56e"/>
    </style:style>
    <style:style style:name="T4" style:family="text">
      <style:text-properties officeooo:rsid="000e7e0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WannaListen – Business rules</text:p>
      <text:p text:style-name="P1"/>
      <text:h text:style-name="Heading_20_1" text:outline-level="1">Introducere:</text:h>
      <text:p text:style-name="P2"><text:tab/>WannaListen este un serviciu online menit pasionatilor de muzica. Folosind acest serviciu, <text:span text:style-name="T1">utilizatorii au ocazia de a-si impartasi opiniile legate de diferite piese muzicale si/sau artisti.</text:span></text:p>
      <text:p text:style-name="P2"/>
      <text:p text:style-name="P2"/>
      <text:h text:style-name="P3" text:outline-level="1">Reguli:</text:h>
      <text:list xml:id="list4242428240" text:style-name="L1">
        <text:list-item>
          <text:p text:style-name="P5">Utilizatorii pot accesa serviciul fara a-si face cont.</text:p>
        </text:list-item>
        <text:list-item>
          <text:p text:style-name="P5">Utlizatorii neautentificati pot vedea <text:span text:style-name="T4">atat</text:span> lista de piese muzicale prezente, cat si lista artistilor</text:p>
        </text:list-item>
        <text:list-item>
          <text:p text:style-name="P4"><text:span text:style-name="T1">Utilizatorii neautentificati se pot inregistra cu </text:span><text:span text:style-name="T2">numele, prenumele</text:span><text:span text:style-name="T1"> si o parola</text:span></text:p>
        </text:list-item>
        <text:list-item>
          <text:p text:style-name="P5">Utilizatorii autentificati pot lasa comentarii pe parinile personale</text:p>
        </text:list-item>
        <text:list-item>
          <text:p text:style-name="P5">Managerul site-ului poate adauga <text:span text:style-name="T3">sau</text:span> actualiza informatii din site</text:p>
        </text:list-item>
        <text:list-item>
          <text:p text:style-name="P6">Administratorul de baze de date poate adauga, actualiza si sterge informatii din site.</text:p>
        </text:list-item>
        <text:list-item>
          <text:p text:style-name="P7">La creearea unui nou cont, utilizatorului ii este oferit un nume de utilizator, urmand formula NumePrenume#(id in baza de date)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6-05T21:38:12.923435496</meta:creation-date>
    <dc:date>2020-06-07T02:32:54.539567151</dc:date>
    <meta:editing-duration>PT15H24M41S</meta:editing-duration>
    <meta:editing-cycles>5</meta:editing-cycles>
    <meta:generator>LibreOffice/6.4.4.2$Linux_X86_64 LibreOffice_project/706abf8817d63c225da2eaeb9c9523a7d4d3595c</meta:generator>
    <meta:document-statistic meta:table-count="0" meta:image-count="0" meta:object-count="0" meta:page-count="1" meta:paragraph-count="11" meta:word-count="121" meta:character-count="825" meta:non-whitespace-character-count="720"/>
  </office:meta>
</office:document-meta>
</file>